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2ffa1"/>
    </style:style>
    <style:style style:name="P3" style:family="paragraph" style:parent-style-name="Standard">
      <style:paragraph-properties fo:line-height="100%"/>
      <style:text-properties officeooo:paragraph-rsid="00064b5e"/>
    </style:style>
    <style:style style:name="P4" style:family="paragraph" style:parent-style-name="Standard">
      <style:paragraph-properties fo:line-height="100%"/>
      <style:text-properties officeooo:paragraph-rsid="0008063f"/>
    </style:style>
    <style:style style:name="P5" style:family="paragraph" style:parent-style-name="Standard">
      <style:paragraph-properties fo:line-height="100%"/>
      <style:text-properties fo:color="#000000"/>
    </style:style>
    <style:style style:name="P6" style:family="paragraph" style:parent-style-name="Standard">
      <style:paragraph-properties fo:line-height="100%"/>
      <style:text-properties officeooo:rsid="0002ffa1" officeooo:paragraph-rsid="0002ffa1"/>
    </style:style>
    <style:style style:name="P7" style:family="paragraph" style:parent-style-name="Standard">
      <style:paragraph-properties fo:line-height="100%"/>
      <style:text-properties officeooo:rsid="0008063f" officeooo:paragraph-rsid="0008063f"/>
    </style:style>
    <style:style style:name="P8" style:family="paragraph" style:parent-style-name="Standard">
      <style:paragraph-properties fo:line-height="100%"/>
      <style:text-properties fo:font-style="italic" officeooo:rsid="0008063f" officeooo:paragraph-rsid="0008063f" style:font-style-asian="italic" style:font-style-complex="italic"/>
    </style:style>
    <style:style style:name="P9" style:family="paragraph" style:parent-style-name="Standard" style:master-page-name="Standard">
      <style:paragraph-properties fo:line-height="100%" style:page-number="auto"/>
    </style:style>
    <style:style style:name="P10" style:family="paragraph" style:parent-style-name="Standard">
      <style:paragraph-properties fo:line-height="100%" fo:break-before="page"/>
    </style:style>
    <style:style style:name="P11" style:family="paragraph" style:parent-style-name="Standard">
      <style:paragraph-properties fo:line-height="100%" fo:break-before="page"/>
      <style:text-properties officeooo:rsid="0008063f" officeooo:paragraph-rsid="0008063f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#000000"/>
    </style:style>
    <style:style style:name="T3" style:family="text">
      <style:text-properties fo:color="#000000" style:text-underline-style="solid" style:text-underline-width="auto" style:text-underline-color="#000000" fo:font-weight="bold" style:font-weight-asian="bold"/>
    </style:style>
    <style:style style:name="T4" style:family="text">
      <style:text-properties fo:color="#000000" style:text-underline-style="solid" style:text-underline-width="auto" style:text-underline-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#000000" fo:font-weight="bold" officeooo:rsid="0002ffa1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#000000" fo:font-weight="bold" officeooo:rsid="0002ffa1" style:font-weight-asian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style:font-style-asian="italic" style:font-style-complex="normal"/>
    </style:style>
    <style:style style:name="T10" style:family="text">
      <style:text-properties fo:color="#000000" fo:font-style="italic" officeooo:rsid="0002ffa1" style:font-style-asian="italic"/>
    </style:style>
    <style:style style:name="T11" style:family="text">
      <style:text-properties fo:color="#000000" fo:font-style="italic" fo:font-weight="bold" style:font-style-asian="italic" style:font-weight-asian="bold"/>
    </style:style>
    <style:style style:name="T12" style:family="text">
      <style:text-properties fo:color="#000000" fo:font-style="italic" fo:font-weight="bold" officeooo:rsid="0004f0c9" style:font-style-asian="italic" style:font-weight-asian="bold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officeooo:rsid="0002ffa1"/>
    </style:style>
    <style:style style:name="T15" style:family="text">
      <style:text-properties fo:color="#000000" officeooo:rsid="0004f0c9"/>
    </style:style>
    <style:style style:name="T16" style:family="text">
      <style:text-properties fo:color="#000000" officeooo:rsid="00064b5e"/>
    </style:style>
    <style:style style:name="T17" style:family="text">
      <style:text-properties fo:color="#000000" officeooo:rsid="0008063f"/>
    </style:style>
    <style:style style:name="T1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ogramm Ausgabe -&gt; gilt für Work_1</text:span><text:span text:style-name="T14">60324</text:span></text:p>
      <text:p text:style-name="P1"/>
      <text:p text:style-name="P2"><text:span text:style-name="T6">Result</text:span><text:span text:style-name="T3">Writer</text:span></text:p>
      <text:p text:style-name="P2"><text:span text:style-name="T7">output<text:tab/></text:span><text:span text:style-name="T10">Result</text:span><text:span text:style-name="T7">Writer</text:span></text:p>
      <text:p text:style-name="P6"><text:span text:style-name="T1">writeFrequency, outputPathAndPrefix</text:span></text:p>
      <text:p text:style-name="P6"/>
      <text:p text:style-name="P6">Beispiel:</text:p>
      <text:p text:style-name="P6"><text:span text:style-name="T1">output </text:span><text:span text:style-name="T14">ResultWriter<text:tab/>100000<text:tab/>solidCylinder</text:span></text:p>
      <text:p text:style-name="P5"/>
      <text:p text:style-name="P1"><text:span text:style-name="T3">XyzWriter</text:span></text:p>
      <text:p text:style-name="P1"><text:span text:style-name="T7">output<text:tab/>XyzWriter</text:span></text:p>
      <text:p text:style-name="P1"><text:span text:style-name="T1">writeFrequency, outputPathAndPrefix</text:span></text:p>
      <text:p text:style-name="P5"/>
      <text:p text:style-name="P1"><text:span text:style-name="T1">Beispiel:</text:span><text:line-break/><text:span text:style-name="T1">output<text:tab/>XyzWriter<text:tab/>250<text:tab/>solidCylinder.buxyz</text:span></text:p>
      <text:p text:style-name="P5"/>
      <text:p text:style-name="P1"><text:span text:style-name="T4">Ausgabeformat</text:span></text:p>
      <text:p text:style-name="P1"><text:span text:style-name="T8">OutputFormat </text:span></text:p>
      <text:p text:style-name="P1"><text:span text:style-name="T1">[vtk, matlab, all] -&gt; Ausgabeformat angeben; eine der drei Auswahlmöglichkeiten</text:span></text:p>
      <text:p text:style-name="P5"/>
      <text:p text:style-name="P1"><text:span text:style-name="T3">profile: Berechnung von Ekin, rho, T, v(</text:span><text:span text:style-name="T2">x,y</text:span><text:span text:style-name="T3">,z) </text:span><text:span text:style-name="T2">[momentan nur v(z), kann variiert werden]</text:span></text:p>
      <text:p text:style-name="P1"><text:span text:style-name="T7">profile</text:span></text:p>
      <text:p text:style-name="P1"><text:span text:style-name="T1">xun, yun, zun -&gt; Anzahl der Kontrollvolumina in x, y, z</text:span></text:p>
      <text:p text:style-name="P1"><text:span text:style-name="T7">profileRecordingTimesteps </text:span></text:p>
      <text:p text:style-name="P1"><text:span text:style-name="T1">_profileRecordingTimesteps -&gt;</text:span><text:span text:style-name="T7"> </text:span><text:span text:style-name="T1">Häufigkeit der Profilkalkulation (Standard: 1)</text:span></text:p>
      <text:p text:style-name="P1"><text:span text:style-name="T7">profileOutputTimesteps</text:span></text:p>
      <text:p text:style-name="P1"><text:span text:style-name="T1">_profileOutputTimesteps -&gt;</text:span><text:span text:style-name="T7"> </text:span><text:span text:style-name="T1">Häufigkeit der Profilausgabe</text:span></text:p>
      <text:p text:style-name="P1"><text:span text:style-name="T8">profiledComponent</text:span></text:p>
      <text:p text:style-name="P1"><text:span text:style-name="T1">_profiledComponent -&gt; beobachtete Komponente <text:s text:c="2"/></text:span></text:p>
      <text:p text:style-name="P1"><text:span text:style-name="T7">profileOutputPrefix</text:span></text:p>
      <text:p text:style-name="P1"><text:span text:style-name="T1">_profileOutputPrefix -&gt;</text:span><text:span text:style-name="T7"> </text:span><text:span text:style-name="T1">Dateibezeichnung</text:span></text:p>
      <text:p text:style-name="P1"><text:span text:style-name="T1"><text:s/>Ausgabe in /Results/Profile/</text:span></text:p>
      <text:p text:style-name="P1"><text:span text:style-name="T11">confinementDensity: Berechnung von rho, T, v(</text:span><text:span text:style-name="T7">r,</text:span><text:span text:style-name="T11">phi) [momentan nur v(phi), kann variiert werden]</text:span></text:p>
      <text:p text:style-name="P1"><text:span text:style-name="T7">confinementDensity</text:span></text:p>
      <text:p text:style-name="P1"><text:span text:style-name="T1">radius1, radius2, xCentre, yCentre -&gt; Radius unten, Radius oben, x_Mittelpkt,unten, y_Mittelpkt,unten</text:span><text:line-break/></text:p>
      <text:p text:style-name="P1"><text:span text:style-name="T1">Ausgabe in /Results/CylindricalProfile/</text:span></text:p>
      <text:p text:style-name="P5"/>
      <text:p text:style-name="P1"><text:span text:style-name="T1">Beispiel:</text:span></text:p>
      <text:p text:style-name="P1"><text:span text:style-name="T1">profile 30 13 1</text:span></text:p>
      <text:p text:style-name="P1"><text:span text:style-name="T1">profileRecordingTimesteps 1</text:span></text:p>
      <text:p text:style-name="P1"><text:span text:style-name="T1">profileOutputTimesteps 250</text:span></text:p>
      <text:p text:style-name="P1"><text:span text:style-name="T1">profiledComponent<text:tab/>1</text:span></text:p>
      <text:p text:style-name="P1"><text:span text:style-name="T1">profileOutputPrefix<text:tab/>solidCylinder_Cyl</text:span></text:p>
      <text:p text:style-name="P1"><text:span text:style-name="T1">confinementDensity 6.67 6.67 30 6.67</text:span></text:p>
      <text:p text:style-name="P5"/>
      <text:p text:style-name="P1"/>
      <text:p text:style-name="P10"><text:span text:style-name="T3">slabProfile: Berechnung von Ekin, rho, T, v(x</text:span><text:span text:style-name="T2">,y</text:span><text:span text:style-name="T3">,</text:span><text:span text:style-name="T2">z</text:span><text:span text:style-name="T3">) </text:span><text:span text:style-name="T2">[momentan nur v(x), kann variiert werden] </text:span><text:span text:style-name="T4">→</text:span><text:span text:style-name="T5"> Ausgabe von molekülbezogener Temperatur und Geschwindigkeit als ParticleData in VTK-Format</text:span></text:p>
      <text:p text:style-name="P1"><text:span text:style-name="T7">slabProfile</text:span></text:p>
      <text:p text:style-name="P1"><text:span text:style-name="T1">xun, yun -&gt; Anzahl der Kontrollvolumina in x, y</text:span></text:p>
      <text:p text:style-name="P1"><text:span text:style-name="T7">slabProfileRecordingTimesteps</text:span></text:p>
      <text:p text:style-name="P1"><text:span text:style-name="T1">_slabProfileRecordingTimesteps -&gt;</text:span><text:span text:style-name="T7"> </text:span><text:span text:style-name="T1">Häufigkeit der Profilkalkulation (Standard: 1)</text:span></text:p>
      <text:p text:style-name="P1"><text:span text:style-name="T7">slabProfileOutputTimesteps</text:span></text:p>
      <text:p text:style-name="P1"><text:span text:style-name="T1">_slabProfileOutputTimesteps <text:s/>-&gt;</text:span><text:span text:style-name="T7"> </text:span><text:span text:style-name="T1">Häufigkeit der Profilausgabe</text:span></text:p>
      <text:p text:style-name="P1"><text:span text:style-name="T7">slabProfiledComponent</text:span></text:p>
      <text:p text:style-name="P1"><text:span text:style-name="T1">cid <text:s/>-&gt; Komponenten-ID der interessierenden</text:span><text:span text:style-name="T7"> </text:span><text:span text:style-name="T1">Komponente (Standard: Fluid)</text:span></text:p>
      <text:p text:style-name="P1"><text:span text:style-name="T7">slabProfileOutputPrefix</text:span></text:p>
      <text:p text:style-name="P1"><text:span text:style-name="T1">_slabProfileOutputPrefix -&gt;</text:span><text:span text:style-name="T7"> </text:span><text:span text:style-name="T1">Dateibezeichnung</text:span></text:p>
      <text:p text:style-name="P5"/>
      <text:p text:style-name="P1"><text:span text:style-name="T1">Ausgabe in /Results/SlabProfile/</text:span></text:p>
      <text:p text:style-name="P2"><text:span text:style-name="T1">Ausgabe in /Results/</text:span><text:span text:style-name="T14">ParticleData</text:span><text:span text:style-name="T1">/</text:span></text:p>
      <text:p text:style-name="P5"/>
      <text:p text:style-name="P1"><text:span text:style-name="T1">Beispiel:</text:span></text:p>
      <text:p text:style-name="P1"><text:span text:style-name="T1">slabProfile 1 40</text:span></text:p>
      <text:p text:style-name="P1"><text:span text:style-name="T1">slabProfileRecordingTimesteps<text:tab/>1</text:span></text:p>
      <text:p text:style-name="P1"><text:span text:style-name="T1">slabProfileOutputTimesteps 250</text:span></text:p>
      <text:p text:style-name="P1"><text:span text:style-name="T1">slabProfiledComponent 1</text:span></text:p>
      <text:p text:style-name="P1"><text:span text:style-name="T1">slabProfileOutputPrefix solidCylinder_Slab</text:span></text:p>
      <text:p text:style-name="P5"/>
      <text:p text:style-name="P1"><text:span text:style-name="T3">stress: Berechnung aller Spannungen und Drücke</text:span></text:p>
      <text:p text:style-name="P1"><text:span text:style-name="T7">stress</text:span></text:p>
      <text:p text:style-name="P1"><text:span text:style-name="T1">xun, yun, </text:span><text:bookmark-start text:name="__DdeLink__211_1660791245"/><text:span text:style-name="T1">stressCase</text:span><text:bookmark-end text:name="__DdeLink__211_1660791245"/><text:span text:style-name="T1">, </text:span><text:span text:style-name="T15">[weightingFunction]</text:span><text:span text:style-name="T1"> -&gt; Anzahl der Kontrollvolumina in x, y (Mittelung über maximale z-Dimension), Spannungsberechnungsverfahren [Hardy, Virial], </text:span><text:span text:style-name="T15">im Fall von „Hardy“ muss noch die Gewichtungsfunktion [Linear, Pyramide] angegeben werden</text:span></text:p>
      <text:p text:style-name="P1"><text:span text:style-name="T8">stressProfileRecordingTimesteps</text:span></text:p>
      <text:p text:style-name="P1"><text:span text:style-name="T13">_stressProfileRecordingTimesteps -&gt;</text:span><text:span text:style-name="T9"> </text:span><text:span text:style-name="T13">Häufigkeit der Profilkalkulation (Standard: 1)</text:span></text:p>
      <text:p text:style-name="P1"><text:span text:style-name="T7">stressProfileOutputTimesteps</text:span></text:p>
      <text:p text:style-name="P1"><text:span text:style-name="T1">_stressProfileOutputTimesteps -&gt;</text:span><text:span text:style-name="T7"> </text:span><text:span text:style-name="T1">Häufigkeit der Profilausgabe</text:span></text:p>
      <text:p text:style-name="P1"><text:span text:style-name="T7">stressProfiledComponent</text:span></text:p>
      <text:p text:style-name="P1"><text:span text:style-name="T1">cid -&gt; Komponenten-ID der interessierenden</text:span><text:span text:style-name="T7"> </text:span><text:span text:style-name="T1">Komponente</text:span></text:p>
      <text:p text:style-name="P1"><text:span text:style-name="T7">stressProfileOutputPrefix</text:span></text:p>
      <text:p text:style-name="P1"><text:span text:style-name="T1">_stressProfileOutputPrefix -&gt;</text:span><text:span text:style-name="T7"> </text:span><text:span text:style-name="T1">Dateibezeichnung</text:span></text:p>
      <text:p text:style-name="P1"><text:span text:style-name="T1"/></text:p>
      <text:p text:style-name="P1"><text:span text:style-name="T1">Ausgabe in /Results/Stress</text:span><text:span text:style-name="T15">(VTK)</text:span><text:span text:style-name="T1">/</text:span></text:p>
      <text:p text:style-name="P1"><text:span text:style-name="T1"/></text:p>
      <text:p text:style-name="P1"><text:span text:style-name="T11">bulkPressure: Berechnung des Drucks, der Dichte und der Temperatur in einem Quader vorgegebener Dimension </text:span><text:span text:style-name="T12">und Lokalisierung</text:span></text:p>
      <text:p text:style-name="P1"><text:span text:style-name="T7">bulkPressure</text:span></text:p>
      <text:p text:style-name="P1"><text:span text:style-name="T1">xmin, xmax, ymin, ymax, cid -&gt; x-Koord. der linken Seite, x-Koord. der rechten Seite, y-Koord. der Unterseite, y-Koord. der Oberseite, Komponenten-ID der interessierenden</text:span><text:span text:style-name="T7"> </text:span><text:span text:style-name="T1">Komponente</text:span></text:p>
      <text:p text:style-name="P1"><text:span text:style-name="T7">bulkPressureOutputTimesteps</text:span></text:p>
      <text:p text:style-name="P1"><text:span text:style-name="T1">_bulkPressureOutputTimesteps -&gt;</text:span><text:span text:style-name="T7"> </text:span><text:span text:style-name="T1">Häufigkeit der Profilausgabe</text:span></text:p>
      <text:p text:style-name="P5"/>
      <text:p text:style-name="P1"><text:span text:style-name="T1">Ausgabe in Results/BulkPressure.dat</text:span></text:p>
      <text:p text:style-name="P5"><text:soft-page-break/></text:p>
      <text:p text:style-name="P1"><text:span text:style-name="T1">Beispiel:</text:span></text:p>
      <text:p text:style-name="P1"><text:span text:style-name="T1">stress 15 15 Virial </text:span><text:span text:style-name="T17">| </text:span><text:span text:style-name="T15">bzw. </text:span><text:span text:style-name="T17">| </text:span><text:span text:style-name="T15">stress 15 15 Hardy Linear</text:span></text:p>
      <text:p text:style-name="P1"><text:span text:style-name="T1">stressProfileRecordingTimesteps 1</text:span></text:p>
      <text:p text:style-name="P1"><text:span text:style-name="T1">stressProfileOutputTimesteps 250</text:span></text:p>
      <text:p text:style-name="P1"><text:span text:style-name="T1">stressProfiledComponent 2</text:span></text:p>
      <text:p text:style-name="P1"><text:span text:style-name="T1">stressProfileOutputPrefix solidCylinder</text:span></text:p>
      <text:p text:style-name="P1"><text:span text:style-name="T1">bulkPressure 0.0 60.0 30.0 35.0 1</text:span></text:p>
      <text:p text:style-name="P1"><text:span text:style-name="T1">bulkPressureOutputTimesteps 250</text:span></text:p>
      <text:p text:style-name="P5"/>
      <text:p text:style-name="P1"><text:span text:style-name="T3">confinementProperties: Berechnung der Viskosität (lokal &amp; global), Teilchenanzahl im Schmierspalt, Volumen, Oberfläche der einschließenden Platte, Plattenabstand (maximal &amp; gemittelt), Dichte, Druck, Temperatur (1 &amp; 2), Kraft auf obere Platte (in x- und y-Richtung), Viskosität </text:span></text:p>
      <text:p text:style-name="P1"><text:span text:style-name="T7">confinementProperties</text:span></text:p>
      <text:p text:style-name="P1"><text:span text:style-name="T1">wallThickness, horDist, vertDist, radius2, cid, xmax, ymax, zmax, upperID, lowerID -&gt; Dicke der unteren Wand, Abstand der Asperitätenmittelpunkte in x-Richtung (bei ebenen Platten: horDist = 0.5*Plattenlänge), Abstand der Platten in y-Richtung, Radius der oberen Asperität (bei ebenen Platten: radius2 = 0.0), Komponenten-ID der interessierenden</text:span><text:span text:style-name="T7"> </text:span><text:span text:style-name="T1">Komponente </text:span><text:span text:style-name="T16">(für cid==0 werden die Profile unabhängig von der Komponente aufgenommen)</text:span><text:span text:style-name="T1">, Dimensionen des Systems in x, y, z, Molekül-ID des oberen und unteren Mittelpunktes (wenn unbekannt: 0 0; sonst aus xdr-File übertragen)</text:span></text:p>
      <text:p text:style-name="P1"><text:span text:style-name="T7">confinementProfile</text:span></text:p>
      <text:p text:style-name="P3"><text:span text:style-name="T1">xun, yun, stressCase, </text:span><text:span text:style-name="T16">[</text:span><text:span text:style-name="T1">weightingFunction</text:span><text:span text:style-name="T16">]</text:span><text:span text:style-name="T1">, </text:span><text:span text:style-name="T16">[</text:span><text:span text:style-name="T1">correlationLength</text:span><text:span text:style-name="T16">]</text:span><text:span text:style-name="T1"> <text:s/>-&gt; Anzahl der Kontrollvolumina in x&amp;y, Spannungsberechnungsverfahren [Hardy, Virial], </text:span><text:span text:style-name="T15">im Fall von „Hardy“ muss noch die Gewichtungsfunktion [Linear, Pyramide] angegeben werden </text:span><text:span text:style-name="T16">und die </text:span><text:span text:style-name="T1"><text:s/>Korrelationslänge (entspricht der Kantenlänge eines quadratischen Kontrollvolumens in der x,y-Ebene) </text:span></text:p>
      <text:p text:style-name="P1"><text:span text:style-name="T8">confinementRecordingTimesteps</text:span></text:p>
      <text:p text:style-name="P1"><text:span text:style-name="T13">_</text:span><text:bookmark-start text:name="__DdeLink__194_386669857"/><text:span text:style-name="T13">confinementRecordingTimesteps </text:span><text:bookmark-end text:name="__DdeLink__194_386669857"/><text:span text:style-name="T13">-&gt;</text:span><text:span text:style-name="T9"> </text:span><text:span text:style-name="T13">Häufigkeit der Profilkalkulation (Standard: 1)</text:span></text:p>
      <text:p text:style-name="P1"><text:span text:style-name="T7">confinementOutputTimesteps</text:span></text:p>
      <text:p text:style-name="P1"><text:span text:style-name="T1">_confinementOutputTimesteps -&gt;</text:span><text:span text:style-name="T7"> </text:span><text:span text:style-name="T1">Häufigkeit der Profilausgabe</text:span></text:p>
      <text:p text:style-name="P1"><text:span text:style-name="T7">confinementProfilePrefix</text:span></text:p>
      <text:p text:style-name="P1"><text:span text:style-name="T1">_confinementProfileOutputPrefix -&gt;</text:span><text:span text:style-name="T7"> </text:span><text:span text:style-name="T1">Dateibezeichnung</text:span></text:p>
      <text:p text:style-name="P5"/>
      <text:p text:style-name="P4"><text:span text:style-name="T1">Ausgabe in Results/Confinement.dat &amp; Results/</text:span><text:span text:style-name="T17">Confinement/</text:span></text:p>
      <text:p text:style-name="P5"/>
      <text:p text:style-name="P1"><text:span text:style-name="T1">Beispiel:</text:span></text:p>
      <text:p text:style-name="P1"><text:span text:style-name="T1">confinementProperties 6.67 18.0 10.0 6.67 1 60 40 10 0 0</text:span></text:p>
      <text:p text:style-name="P4"><text:span text:style-name="T17">confinementProfile 50 10 Virial | </text:span><text:span text:style-name="T15">bzw. </text:span><text:span text:style-name="T17">| </text:span><text:span text:style-name="T1">confinementProfile 50 10 Hardy Pyramide 2.0</text:span></text:p>
      <text:p text:style-name="P1"><text:span text:style-name="T1">confinementProfilePrefix solidCylinder</text:span></text:p>
      <text:p text:style-name="P1"><text:span text:style-name="T13">confinementRecordingTimesteps 1</text:span></text:p>
      <text:p text:style-name="P1"><text:span text:style-name="T1">confinementOutputTimesteps 100</text:span><text:line-break/></text:p>
      <text:p text:style-name="P1"/>
      <text:p text:style-name="P11"><text:span text:style-name="T3">chemicalPotential : Berechnung des chemischen Potentials; hier genutzt als Barostat im Confinement (im Bereich zwischen xmin,ymin,zmin bis xmax,ymax,zmax wird der Druck dem Zieldruck durch Löschung bzw. Einsetzung von Partikeln angeglichen)</text:span></text:p>
      <text:p text:style-name="P8">chemicalPotential</text:p>
      <text:p text:style-name="P7">chemicalPotentialValue</text:p>
      <text:p text:style-name="P8">component</text:p>
      <text:p text:style-name="P7">cid</text:p>
      <text:p text:style-name="P8">control</text:p>
      <text:p text:style-name="P7">xmin, ymin, zmin</text:p>
      <text:p text:style-name="P8">to</text:p>
      <text:p text:style-name="P7">xmax, ymax, zmax</text:p>
      <text:p text:style-name="P8">conduct</text:p>
      <text:p text:style-name="P7">numberOfTestInsertions</text:p>
      <text:p text:style-name="P7"><text:span text:style-name="T18">test every</text:span> </text:p>
      <text:p text:style-name="P7">timesteps</text:p>
      <text:p text:style-name="P8">steps</text:p>
      <text:p text:style-name="P8">barostat</text:p>
      <text:p text:style-name="P7">targetPressure</text:p>
      <text:p text:style-name="P8">planckConstant</text:p>
      <text:p text:style-name="P7">planckConstantValue</text:p>
      <text:p text:style-name="P8">initGrandCanonical</text:p>
      <text:p text:style-name="P7">intialTimestep</text:p>
      <text:p text:style-name="P8">end</text:p>
      <text:p text:style-name="P7">endTimestep</text:p>
      <text:p text:style-name="P7"/>
      <text:p text:style-name="P7"/>
      <text:p text:style-name="P7">chemicalPotential<text:tab/>-3.266 component 1<text:tab/>control 3 5.2 0 to 21 13.5 9.28884 conduct 100 tests every 100 steps</text:p>
      <text:p text:style-name="P7">barostat 1.3</text:p>
      <text:p text:style-name="P7">planckConstant<text:tab/>2.311</text:p>
      <text:p text:style-name="P7">initGrandCanonical<text:tab/>1 end 1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text-align="start" style:justify-single-word="false" fo:orphans="2" fo:widows="2" fo:keep-with-next="always"/>
      <style:text-properties fo:color="#000000" style:font-name="Liberation Sans" fo:font-family="'Liberation Sans'" style:font-family-generic="swiss" fo:font-size="14pt" fo:language="de" fo:country="DE" style:letter-kerning="true" style:font-name-asian="FreeSans1" style:font-family-asian="FreeSans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text-align="start" style:justify-single-word="false" fo:orphans="2" fo:widows="2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text-align="start" style:justify-single-word="false" fo:orphans="2" fo:widows="2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2" fo:widows="2" text:number-lines="false" text:line-number="0"/>
      <style:text-properties fo:color="#000000" style:font-name="Times New Roman" fo:font-family="'Times New Roman'" style:font-family-generic="roman" fo:font-size="12pt" fo:language="de" fo:country="DE" fo:font-style="italic" style:letter-kerning="true" style:font-name-asian="FreeSans1" style:font-family-asian="FreeSans" style:font-family-generic-asian="system" style:font-size-asian="12pt" style:language-asian="zh" style:country-asian="CN" style:font-style-asian="italic" style:font-name-complex="FreeSans2" style:font-family-complex="FreeSans" style:font-family-generic-complex="swiss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style:contextual-spacing="false" fo:text-align="start" style:justify-single-word="false" fo:orphans="2" fo:widows="2" fo:keep-with-next="always"/>
      <style:text-properties fo:color="#000000" style:font-name="Arial1" fo:font-family="Arial" style:font-family-generic="swiss" fo:font-size="17pt" fo:language="de" fo:country="DE" fo:font-weight="bold" style:letter-kerning="true" style:font-name-asian="FreeSans1" style:font-family-asian="FreeSans" style:font-family-generic-asian="system" style:font-size-asian="17pt" style:language-asian="zh" style:country-asian="CN" style:font-weight-asian="bold" style:font-size-complex="14pt" style:language-complex="hi" style:country-complex="IN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style:contextual-spacing="false" fo:text-align="start" style:justify-single-word="false" fo:orphans="2" fo:widows="2" fo:keep-with-next="always"/>
      <style:text-properties fo:color="#000000" style:font-name="Arial1" fo:font-family="Arial" style:font-family-generic="swiss" fo:font-size="14pt" fo:language="de" fo:country="DE" fo:font-weight="bold" style:letter-kerning="true" style:font-name-asian="FreeSans1" style:font-family-asian="FreeSans" style:font-family-generic-asian="system" style:font-size-asian="14pt" style:language-asian="zh" style:country-asian="CN" style:font-weight-asian="bold" style:font-size-complex="14pt" style:language-complex="hi" style:country-complex="IN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style:contextual-spacing="false" fo:text-align="start" style:justify-single-word="false" fo:orphans="2" fo:widows="2" fo:keep-with-next="always"/>
      <style:text-properties fo:color="#000000" style:font-name="Arial1" fo:font-family="Arial" style:font-family-generic="swiss" fo:font-size="12pt" fo:language="de" fo:country="DE" fo:font-weight="bold" style:letter-kerning="true" style:font-name-asian="FreeSans1" style:font-family-asian="FreeSans" style:font-family-generic-asian="system" style:font-size-asian="12pt" style:language-asian="zh" style:country-asian="CN" style:font-weight-asian="bold" style:font-size-complex="14pt" style:language-complex="hi" style:country-complex="IN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style:contextual-spacing="false" fo:text-align="start" style:justify-single-word="false" fo:orphans="2" fo:widows="2" fo:keep-with-next="always"/>
      <style:text-properties fo:color="#000000" style:font-name="Arial1" fo:font-family="Arial" style:font-family-generic="swiss" fo:font-size="12pt" fo:language="de" fo:country="DE" fo:font-weight="bold" style:letter-kerning="true" style:font-name-asian="FreeSans1" style:font-family-asian="FreeSans" style:font-family-generic-asian="system" style:font-size-asian="12pt" style:language-asian="zh" style:country-asian="CN" style:font-weight-asian="bold" style:font-size-complex="14pt" style:language-complex="hi" style:country-complex="IN"/>
    </style:style>
    <style:style style:name="Arrowhead_20_List" style:display-name="Arrowhead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6cm" style:contextual-spacing="false" fo:text-align="start" style:justify-single-word="false" fo:orphans="2" fo:widows="2" fo:text-indent="0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 style:default-outline-level="">
      <style:paragraph-properties fo:text-align="start" style:justify-single-word="false" fo:orphans="0" fo:widows="0" style:writing-mode="lr-tb">
        <style:tab-stops>
          <style:tab-stop style:position="2.794cm"/>
        </style:tab-stops>
      </style:paragraph-properties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1.27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size-complex="12pt" style:language-complex="hi" style:country-complex="IN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size-complex="12pt" style:language-complex="hi" style:country-complex="IN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size-complex="12pt" style:language-complex="hi" style:country-complex="IN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FreeSans1" style:font-family-asian="FreeSans" style:font-family-generic-asian="system" style:font-size-asian="12pt" style:language-asian="zh" style:country-asian="CN" style:font-size-complex="12pt" style:language-complex="hi" style:country-complex="IN"/>
    </style:style>
    <style:style style:name="Contents_20_Header" style:display-name="Contents Header" style:family="paragraph" style:default-outline-level="">
      <style:paragraph-properties fo:margin-top="0.423cm" fo:margin-bottom="0.206cm" style:contextual-spacing="false" fo:text-align="center" style:justify-single-word="false" fo:orphans="0" fo:widows="0" style:writing-mode="lr-tb"/>
      <style:text-properties fo:color="#000000" style:font-name="Arial" fo:font-family="Arial" style:font-family-generic="roman" fo:font-size="16pt" fo:language="de" fo:country="DE" fo:font-weight="bold" style:letter-kerning="true" style:font-name-asian="Liberation Serif2" style:font-family-asian="'Liberation Serif'" style:font-family-generic-asian="system" style:font-size-asian="16pt" style:language-asian="zh" style:country-asian="CN" style:font-weight-asian="bold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508cm" fo:margin-right="0cm" fo:text-align="start" style:justify-single-word="false" fo:orphans="2" fo:widows="2" fo:text-indent="-0.508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Endnote_20_Symbol" style:display-name="Endnote Symbol" style:family="paragraph" style:default-outline-level="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0.508cm" fo:margin-right="0cm" fo:text-align="start" style:justify-single-word="false" fo:orphans="2" fo:widows="2" fo:text-indent="-0.508cm" style:auto-text-indent="false"/>
      <style:text-properties fo:color="#000000" style:font-name="Times New Roman" fo:font-family="'Times New Roman'" style:font-family-generic="roman" fo:font-size="10pt" fo:language="de" fo:country="DE" style:letter-kerning="true" style:font-name-asian="Liberation Serif2" style:font-family-asian="'Liberation Serif'" style:font-family-generic-asian="system" style:font-size-asian="10pt" style:language-asian="zh" style:country-asian="CN" style:font-size-complex="12pt" style:language-complex="hi" style:country-complex="IN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 style:default-outline-level="">
      <style:paragraph-properties fo:margin-left="1.27cm" fo:margin-right="0cm" fo:text-align="start" style:justify-single-word="false" fo:orphans="0" fo:widows="0" fo:text-indent="-0.753cm" style:auto-text-indent="false" style:writing-mode="lr-tb"/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default-outline-level="">
      <style:paragraph-properties fo:margin-left="1.27cm" fo:margin-right="0cm" fo:text-align="start" style:justify-single-word="false" fo:orphans="0" fo:widows="0" fo:text-indent="-0.753cm" style:auto-text-indent="false" style:writing-mode="lr-tb"/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Numbered_20_Heading_20_1" style:display-name="Numbered Heading 1" style:family="paragraph" style:default-outline-level="">
      <style:paragraph-properties fo:text-align="start" style:justify-single-word="false" fo:orphans="0" fo:widows="0" style:writing-mode="lr-tb">
        <style:tab-stops>
          <style:tab-stop style:position="0.76cm"/>
        </style:tab-stops>
      </style:paragraph-properties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Numbered_20_Heading_20_2" style:display-name="Numbered Heading 2" style:family="paragraph" style:default-outline-level="">
      <style:paragraph-properties fo:text-align="start" style:justify-single-word="false" fo:orphans="0" fo:widows="0" style:writing-mode="lr-tb">
        <style:tab-stops>
          <style:tab-stop style:position="0.76cm"/>
        </style:tab-stops>
      </style:paragraph-properties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Numbered_20_Heading_20_3" style:display-name="Numbered Heading 3" style:family="paragraph" style:default-outline-level="">
      <style:paragraph-properties fo:text-align="start" style:justify-single-word="false" fo:orphans="0" fo:widows="0" style:writing-mode="lr-tb">
        <style:tab-stops>
          <style:tab-stop style:position="0.76cm"/>
        </style:tab-stops>
      </style:paragraph-properties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Courier New" fo:font-family="'Courier New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Section_20_Heading" style:display-name="Section Heading" style:family="paragraph" style:parent-style-name="Numbered_20_Heading_20_1" style:default-outline-level="">
      <style:paragraph-properties fo:text-align="start" style:justify-single-word="false" fo:orphans="0" fo:widows="0">
        <style:tab-stops>
          <style:tab-stop style:position="2.794cm"/>
        </style:tab-stops>
      </style:paragraph-properties>
      <style:text-properties fo:color="#000000" style:font-name="Liberation Serif1" fo:font-family="'Liberation Serif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3cm" style:auto-text-indent="false" style:writing-mode="lr-tb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align="start" style:justify-single-word="false" fo:orphans="2" fo:widows="2" fo:text-indent="-0.753cm" style:auto-text-indent="false"/>
      <style:text-properties fo:color="#000000" style:font-name="Times New Roman" fo:font-family="'Times New Roman'" style:font-family-generic="roman" fo:font-size="12pt" fo:language="de" fo:country="DE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31T08:21:45.762580782</dc:date>
    <meta:document-statistic meta:table-count="0" meta:image-count="0" meta:object-count="0" meta:page-count="4" meta:paragraph-count="125" meta:word-count="643" meta:character-count="5937" meta:non-whitespace-character-count="5404"/>
  </office:meta>
</office:document-meta>
</file>